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OpenSymbol1" svg:font-family="OpenSymbol"/>
    <style:font-face style:name="Monaco1" svg:font-family="Monaco" style:font-family-generic="modern" style:font-pitch="fixed"/>
    <style:font-face style:name="OpenSymbol" svg:font-family="OpenSymbol" style:font-pitch="variable"/>
    <style:font-face style:name="Monaco" svg:font-family="Monaco" style:font-adornments="Regular" style:font-family-generic="moder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style:font-name-asian="Liberation Serif"/>
    </style:style>
    <style:style style:name="P2" style:family="paragraph" style:parent-style-name="code">
      <style:text-properties style:use-window-font-color="true"/>
    </style:style>
    <style:style style:name="P3" style:family="paragraph" style:parent-style-name="code">
      <style:text-properties fo:color="#000080"/>
    </style:style>
    <style:style style:name="P4" style:family="paragraph" style:parent-style-name="code">
      <style:text-properties fo:color="#008000"/>
    </style:style>
    <style:style style:name="P5" style:family="paragraph" style:parent-style-name="code">
      <style:paragraph-properties fo:margin-left="0mm" fo:margin-right="0mm" fo:text-indent="0m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color="#008000"/>
    </style:style>
    <style:style style:name="P8" style:family="paragraph" style:parent-style-name="Text_20_body">
      <style:text-properties style:use-window-font-color="true"/>
    </style:style>
    <style:style style:name="P9" style:family="paragraph" style:parent-style-name="Text_20_body" style:list-style-name="L1">
      <style:text-properties style:use-window-font-color="true"/>
    </style:style>
    <style:style style:name="P10" style:family="paragraph" style:parent-style-name="Text_20_body">
      <style:text-properties style:use-window-font-color="true" fo:font-weight="normal" style:font-weight-asian="normal" style:font-weight-complex="normal"/>
    </style:style>
    <style:style style:name="P11" style:family="paragraph" style:parent-style-name="Text_20_body" style:list-style-name="L5">
      <style:text-properties style:use-window-font-color="true" fo:font-weight="normal" style:font-weight-asian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4">
      <style:paragraph-properties fo:background-color="#ccffff" fo:padding="0.51mm" fo:border="0.06pt solid #000000" style:shadow="none">
        <style:background-image/>
      </style:paragraph-properties>
    </style:style>
    <style:style style:name="P17" style:family="paragraph" style:parent-style-name="code">
      <style:text-properties style:use-window-font-color="true"/>
    </style:style>
    <style:style style:name="P18" style:family="paragraph" style:parent-style-name="Heading_20_2">
      <style:text-properties style:use-window-font-color="true" fo:font-weight="bold" style:font-weight-asian="bold" style:font-weight-complex="bold"/>
    </style:style>
    <style:style style:name="P19" style:family="paragraph" style:parent-style-name="Heading_20_3">
      <style:text-properties style:use-window-font-color="true"/>
    </style:style>
    <style:style style:name="P20" style:family="paragraph" style:parent-style-name="Heading_20_3">
      <style:text-properties style:use-window-font-color="true" fo:font-weight="bold" style:font-weight-asian="bold" style:font-weight-complex="bold"/>
    </style:style>
    <style:style style:name="P21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24" style:family="paragraph" style:parent-style-name="Item">
      <style:text-properties style:use-window-font-color="tru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80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bold" style:font-name-asian="Times New Roman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fo:font-weight="normal" style:font-name-asian="DejaVu Sans" style:font-weight-asian="normal" style:font-weight-complex="normal"/>
    </style:style>
    <style:style style:name="T12" style:family="text">
      <style:text-properties style:use-window-font-color="true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background-color="transparen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Liberation Serif" style:font-name-asian="Liberation Serif"/>
    </style:style>
    <style:style style:name="T18" style:family="text">
      <style:text-properties style:font-name="Liberation Serif" fo:font-weight="normal" style:font-name-asian="Liberation Serif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ff"/>
    </style:style>
    <style:style style:name="T21" style:family="text">
      <style:text-properties fo:color="#008000"/>
    </style:style>
    <style:style style:name="T22" style:family="text">
      <style:text-properties style:font-name-asian="Times New Roman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MS JavaScript 架構</text:p>
      <text:table-of-content text:style-name="Sect1" text:protected="true" text:name="Table of Contents1">
        <text:table-of-content-source text:outline-level="10">
          <text:index-title-template text:style-name="Contents_20_Heading">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目錄</text:p>
          </text:index-title>
          <text:p text:style-name="P22">檔案結構<text:tab/>2</text:p>
          <text:p text:style-name="P22">JavaScript 撰寫要求<text:tab/>3</text:p>
          <text:p text:style-name="P21">私有變數<text:tab/>3</text:p>
          <text:p text:style-name="P21">名稱空間<text:tab/>3</text:p>
          <text:p text:style-name="P22">模組<text:tab/>5</text:p>
          <text:p text:style-name="P21">Validate 模組：<text:tab/>5</text:p>
          <text:p text:style-name="P23">內建的檢核方法<text:tab/>5</text:p>
          <text:p text:style-name="P23">範例<text:tab/>5</text:p>
          <text:p text:style-name="P23">自定驗証方法<text:tab/>7</text:p>
          <text:p text:style-name="P23">擴充自定檢核的規則<text:tab/>8</text:p>
          <text:p text:style-name="P23">使用自定檢核方法核範例<text:tab/>8</text:p>
          <text:p text:style-name="P23">CMS自定驗証訊息檔案<text:tab/>10</text:p>
          <text:p text:style-name="P23">驗証順序<text:tab/>11</text:p>
          <text:p text:style-name="P21">jqGrid 模組<text:tab/>11</text:p>
          <text:p text:style-name="P23">範例<text:tab/>11</text:p>
          <text:p text:style-name="P22">Widget 元件<text:tab/>13</text:p>
          <text:p text:style-name="P21">目錄位置<text:tab/>13</text:p>
          <text:p text:style-name="P21">Widget<text:tab/>13</text:p>
          <text:p text:style-name="P23">SearForm<text:tab/>13</text:p>
          <text:p text:style-name="P23">MasterDetailForm<text:tab/>13</text:p>
        </text:index-body>
      </text:table-of-content>
      <text:h text:style-name="Heading_20_1" text:outline-level="1">檔案結構</text:h>
      <text:p text:style-name="Text_20_body">Javascript 根目錄 ：jstool</text:p>
      <text:p text:style-name="Text_20_body">目錄分類</text:p>
      <text:list xml:id="list9535392082" text:style-name="L1">
        <text:list-item>
          <text:p text:style-name="P6">apt : apt 名稱空間</text:p>
        </text:list-item>
        <text:list-item>
          <text:p text:style-name="P6">apt/ui : 用來放置與使用者介面相關的 widget 的目錄，也是 widget 的名稱空間</text:p>
        </text:list-item>
        <text:list-item>
          <text:p text:style-name="P6">apt/page : 一些頁面公用函式</text:p>
        </text:list-item>
        <text:list-item>
          <text:p text:style-name="P7">jquery : jQuery framework 目錄，放置 jQuery 主程式、 jQuery ui、 客製化的 jQuery 擴充方法。</text:p>
        </text:list-item>
        <text:list-item>
          <text:p text:style-name="P9">jquery/<text:span text:style-name="T13">jquery.cms.js</text:span> : 設定相關 jquery 初始值</text:p>
        </text:list-item>
        <text:list-item>
          <text:p text:style-name="P9">jquery/validate : jQuery 的 validate 模組目錄放置 validate 的主程式</text:p>
        </text:list-item>
        <text:list-item>
          <text:p text:style-name="P6"><text:bookmark-start text:name="__DdeLink__926_1047628986"/>a<text:bookmark-end text:name="__DdeLink__926_1047628986"/>pt/validate/<text:span text:style-name="T13">additional-methods.cms.js</text:span> : cms 客製的擴充檢核方法</text:p>
        </text:list-item>
        <text:list-item>
          <text:p text:style-name="P6">apt/validate/<text:span text:style-name="T13">message.js</text:span> : cms 客製的驗証訊息檔</text:p>
        </text:list-item>
        <text:list-item>
          <text:p text:style-name="P6">jquery/jqgrid : jqgrid <text:bookmark-start text:name="__DdeLink__2_2106377985"/>模組<text:bookmark-end text:name="__DdeLink__2_2106377985"/>目錄放置 jqgrid 主程式</text:p>
        </text:list-item>
        <text:list-item>
          <text:p text:style-name="P9">jquery/jqgrid/i18n : jqgrid 模組多語系支援目錄</text:p>
        </text:list-item>
        <text:list-item>
          <text:p text:style-name="P9">apt/grid-ext/<text:span text:style-name="T13">additional-formatters.cms.js</text:span> : jqGrid 客制化格式化方法</text:p>
        </text:list-item>
      </text:list>
      <text:h text:style-name="Heading_20_1" text:outline-level="1">JavaScript 撰寫要求</text:h>
      <text:h text:style-name="Heading_20_2" text:outline-level="2">私有變數</text:h>
      <text:p text:style-name="Text_20_body">變數宣告必須在 immediate function 宣造再予以啟用。透過 immediate function 將 javascript 切割成小片斷的程式碼，減少程式間變數的扞擾。</text:p>
      <text:p text:style-name="Text_20_body">原程式</text:p>
      <text:p text:style-name="code">var<text:span text:style-name="T22"> x</text:span>=<text:span text:style-name="T22"> </text:span>'aaa';</text:p>
      <text:p text:style-name="code">var<text:span text:style-name="T22"> y </text:span>=<text:span text:style-name="T22"> </text:span>'bbb';</text:p>
      <text:p text:style-name="code">//<text:span text:style-name="T22"> </text:span>其他要執行程式<text:span text:style-name="T22"> …</text:span></text:p>
      <text:p text:style-name="Text_20_body">應改為</text:p>
      <text:p text:style-name="P3">(function(){</text:p>
      <text:p text:style-name="code"><text:span text:style-name="T22"><text:s text:c="4"/></text:span>var<text:span text:style-name="T22"> </text:span>x<text:span text:style-name="T22"> </text:span>=<text:span text:style-name="T22"> </text:span>'aaa';</text:p>
      <text:p text:style-name="code"><text:span text:style-name="T22"><text:s text:c="4"/></text:span>var<text:span text:style-name="T22"> </text:span>y<text:span text:style-name="T22"> </text:span>=<text:span text:style-name="T22"> </text:span>'bbb';</text:p>
      <text:p text:style-name="code"><text:span text:style-name="T22"><text:s/></text:span>//<text:span text:style-name="T22"> </text:span>其他要執行程式</text:p>
      <text:p text:style-name="P3">}())；</text:p>
      <text:h text:style-name="Heading_20_2" text:outline-level="2">名稱空間</text:h>
      <text:p text:style-name="Text_20_body">CMS<text:span text:style-name="T22"> </text:span>專案名稱空間以<text:span text:style-name="T22"> </text:span>apt<text:span text:style-name="T22"> </text:span>為開頭，每個名稱空間為個別的子目錄。</text:p>
      <text:list xml:id="list9535392081" text:style-name="List_20_1">
        <text:list-item>
          <text:p text:style-name="Item">目前已有的名稱空間</text:p>
        </text:list-item>
      </text:list>
      <text:list xml:id="list12258384641" text:style-name="L2">
        <text:list-item>
          <text:p text:style-name="P12">apt : CMS<text:span text:style-name="T22"> </text:span>專案的起始名稱空間</text:p>
        </text:list-item>
        <text:list-item>
          <text:p text:style-name="P12">apt.ui : 和<text:span text:style-name="T22"> </text:span>Widget<text:span text:style-name="T22"> </text:span>有關的<text:span text:style-name="T22"> </text:span>ui<text:span text:style-name="T22"> </text:span>介面存放位置</text:p>
        </text:list-item>
        <text:list-item>
          <text:p text:style-name="P12">apt.page : 與頁面初始化相關方法</text:p>
        </text:list-item>
        <text:list-item>
          <text:p text:style-name="P12">apt.event : 註冊頁面的 event</text:p>
        </text:list-item>
      </text:list>
      <text:list xml:id="list1860459603" text:continue-list="list9535392081" text:style-name="List_20_1">
        <text:list-item>
          <text:p text:style-name="Item">制定名稱空間</text:p>
        </text:list-item>
      </text:list>
      <text:p text:style-name="Text_20_body">名稱空間的做法與 java 相仿，採目錄的方式來建構。</text:p>
      <text:p text:style-name="Text_20_body">一個模組一個檔案</text:p>
      <text:p text:style-name="Text_20_body">一個類別一個檔案</text:p>
      <text:p text:style-name="code">var apt ＝ apt || {};</text:p>
      <text:p text:style-name="code">var apt.ui = apt.ui || {};</text:p>
      <text:p text:style-name="code">// one Module function per one page</text:p>
      <text:p text:style-name="code">js page name Util.js</text:p>
      <text:p text:style-name="code">====================</text:p>
      <text:p text:style-name="code"><text:bookmark-start text:name="__DdeLink__1362_2088108951"/>apt.page.Util.function1 = function(){...}<text:bookmark-end text:name="__DdeLink__1362_2088108951"/></text:p>
      <text:p text:style-name="code">apt.page.Util.function2 = function(){...}</text:p>
      <text:p text:style-name="code">//one Widget class per one page</text:p>
      <text:p text:style-name="code">js page name MyWedget.js</text:p>
      <text:p text:style-name="code"><text:soft-page-break/>====================</text:p>
      <text:p text:style-name="code">apt.ui.MyWedget = function(){...};</text:p>
      <text:h text:style-name="Heading_20_1" text:outline-level="1">模組</text:h>
      <text:h text:style-name="Heading_20_2" text:outline-level="2">Validate 模組：</text:h>
      <text:h text:style-name="Heading_20_3" text:outline-level="3">內建的檢核方法</text:h>
      <text:p text:style-name="Text_20_body"><text:bookmark-start text:name="__DdeLink__1351_2088108951"/>Jquery validate 模組主要用來檢核表單資料的完整性，<text:bookmark-end text:name="__DdeLink__1351_2088108951"/>目前已內建的檢核方法有</text:p>
      <text:list xml:id="list6363286841" text:style-name="L3">
        <text:list-item>
          <text:p text:style-name="P13"><text:a xlink:type="simple" xlink:href="http://docs.jquery.com/Plugins/Validation/Methods/required"><text:span text:style-name="T1">required( )</text:span></text:a><text:span text:style-name="T1">Returns:</text:span> <text:a xlink:type="simple" xlink:href="http://docs.jquery.com/Types#Boolean">Boolean</text:a>Makes the element always required.</text:p>
        </text:list-item>
        <text:list-item>
          <text:p text:style-name="P13"><text:s/><text:a xlink:type="simple" xlink:href="http://docs.jquery.com/Plugins/Validation/Methods/required#dependency-expression"><text:span text:style-name="T1">required( dependency-expression )</text:span></text:a><text:span text:style-name="T1">Returns:</text:span> <text:a xlink:type="simple" xlink:href="http://docs.jquery.com/Types#Boolean">Boolean</text:a>Makes the element required, depending on the result of the given expression. </text:p>
        </text:list-item>
        <text:list-item>
          <text:p text:style-name="P13"><text:a xlink:type="simple" xlink:href="http://docs.jquery.com/Plugins/Validation/Methods/required#dependency-callback"><text:span text:style-name="T1">required( dependency-callback )</text:span></text:a><text:span text:style-name="T1">Returns:</text:span> <text:a xlink:type="simple" xlink:href="http://docs.jquery.com/Types#Boolean">Boolean</text:a>Makes the element required, depending on the result of the given callback. </text:p>
        </text:list-item>
        <text:list-item>
          <text:p text:style-name="P13"><text:a xlink:type="simple" xlink:href="http://docs.jquery.com/Plugins/Validation/Methods/remote#options"><text:span text:style-name="T1">remote( options )</text:span></text:a><text:span text:style-name="T1">Returns:</text:span> <text:a xlink:type="simple" xlink:href="http://docs.jquery.com/Types#Boolean">Boolean</text:a>Requests a resource to check the element for validity. </text:p>
        </text:list-item>
        <text:list-item>
          <text:p text:style-name="P13"><text:a xlink:type="simple" xlink:href="http://docs.jquery.com/Plugins/Validation/Methods/minlength#length"><text:span text:style-name="T1">minlength( length )</text:span></text:a><text:span text:style-name="T1">Returns:</text:span> <text:a xlink:type="simple" xlink:href="http://docs.jquery.com/Types#Boolean">Boolean</text:a>Makes the element require a given minimum length. </text:p>
        </text:list-item>
        <text:list-item>
          <text:p text:style-name="P13"><text:a xlink:type="simple" xlink:href="http://docs.jquery.com/Plugins/Validation/Methods/maxlength#length"><text:span text:style-name="T1">maxlength( length )</text:span></text:a><text:span text:style-name="T1">Returns:</text:span> <text:a xlink:type="simple" xlink:href="http://docs.jquery.com/Types#Boolean">Boolean</text:a>Makes the element require a given maxmimum length. </text:p>
        </text:list-item>
        <text:list-item>
          <text:p text:style-name="P13"><text:a xlink:type="simple" xlink:href="http://docs.jquery.com/Plugins/Validation/Methods/rangelength#range"><text:span text:style-name="T1">rangelength( range )</text:span></text:a><text:span text:style-name="T1">Returns:</text:span> <text:a xlink:type="simple" xlink:href="http://docs.jquery.com/Types#Boolean">Boolean</text:a>Makes the element require a given value range. </text:p>
        </text:list-item>
        <text:list-item>
          <text:p text:style-name="P13"><text:a xlink:type="simple" xlink:href="http://docs.jquery.com/Plugins/Validation/Methods/min#value"><text:span text:style-name="T1">min( value )</text:span></text:a><text:span text:style-name="T1">Returns:</text:span> <text:a xlink:type="simple" xlink:href="http://docs.jquery.com/Types#Boolean">Boolean</text:a>Makes the element require a given minimum. </text:p>
        </text:list-item>
        <text:list-item>
          <text:p text:style-name="P13"><text:a xlink:type="simple" xlink:href="http://docs.jquery.com/Plugins/Validation/Methods/max#value"><text:span text:style-name="T1">max( value )</text:span></text:a><text:span text:style-name="T1">Returns:</text:span> <text:a xlink:type="simple" xlink:href="http://docs.jquery.com/Types#Boolean">Boolean</text:a>Makes the element require a given maximum. </text:p>
        </text:list-item>
        <text:list-item>
          <text:p text:style-name="P13"><text:a xlink:type="simple" xlink:href="http://docs.jquery.com/Plugins/Validation/Methods/range#range"><text:span text:style-name="T1">range(</text:span></text:a><text:a xlink:type="simple" xlink:href="http://docs.jquery.com/Plugins/Validation/Methods/range#range"><text:span text:style-name="T1"> </text:span></text:a><text:a xlink:type="simple" xlink:href="http://docs.jquery.com/Plugins/Validation/Methods/range#range"><text:span text:style-name="T1">range )</text:span></text:a><text:span text:style-name="T1">Returns:</text:span> <text:a xlink:type="simple" xlink:href="http://docs.jquery.com/Types#Boolean">Boolean</text:a>Makes the element require a given value range. </text:p>
        </text:list-item>
        <text:list-item>
          <text:p text:style-name="P13"><text:a xlink:type="simple" xlink:href="http://docs.jquery.com/Plugins/Validation/Methods/email"><text:span text:style-name="T1">email( )</text:span></text:a><text:span text:style-name="T1">Returns:</text:span> <text:a xlink:type="simple" xlink:href="http://docs.jquery.com/Types#Boolean">Boolean</text:a>Makes the element require a valid email </text:p>
        </text:list-item>
        <text:list-item>
          <text:p text:style-name="P13"><text:a xlink:type="simple" xlink:href="http://docs.jquery.com/Plugins/Validation/Methods/url"><text:span text:style-name="T1">url( )</text:span></text:a><text:span text:style-name="T1">Returns:</text:span> <text:a xlink:type="simple" xlink:href="http://docs.jquery.com/Types#Boolean">Boolean</text:a>Makes the element require a valid url </text:p>
        </text:list-item>
        <text:list-item>
          <text:p text:style-name="P13"><text:a xlink:type="simple" xlink:href="http://docs.jquery.com/Plugins/Validation/Methods/date"><text:span text:style-name="T1">date( )</text:span></text:a><text:span text:style-name="T1">Returns:</text:span> <text:a xlink:type="simple" xlink:href="http://docs.jquery.com/Types#Boolean">Boolean</text:a>Makes the element require a date. </text:p>
        </text:list-item>
        <text:list-item>
          <text:p text:style-name="P13"><text:a xlink:type="simple" xlink:href="http://docs.jquery.com/Plugins/Validation/Methods/dateISO"><text:span text:style-name="T1">dateISO( )</text:span></text:a><text:span text:style-name="T1">Returns:</text:span> <text:a xlink:type="simple" xlink:href="http://docs.jquery.com/Types#Boolean">Boolean</text:a>Makes the element require a ISO date. </text:p>
        </text:list-item>
        <text:list-item>
          <text:p text:style-name="P13"><text:a xlink:type="simple" xlink:href="http://docs.jquery.com/Plugins/Validation/Methods/dateDE"><text:span text:style-name="T1">dateDE( )</text:span></text:a><text:span text:style-name="T1">Returns:</text:span> <text:a xlink:type="simple" xlink:href="http://docs.jquery.com/Types#Boolean">Boolean</text:a>Makes the element require a german date. </text:p>
        </text:list-item>
        <text:list-item>
          <text:p text:style-name="P13"><text:a xlink:type="simple" xlink:href="http://docs.jquery.com/Plugins/Validation/Methods/number"><text:span text:style-name="T1">number( )</text:span></text:a><text:span text:style-name="T1">Returns:</text:span> <text:a xlink:type="simple" xlink:href="http://docs.jquery.com/Types#Boolean">Boolean</text:a>Makes the element require a decimal number. </text:p>
        </text:list-item>
        <text:list-item>
          <text:p text:style-name="P13"><text:a xlink:type="simple" xlink:href="http://docs.jquery.com/Plugins/Validation/Methods/numberDE"><text:span text:style-name="T1">numberDE( )</text:span></text:a><text:span text:style-name="T1">Returns:</text:span> <text:a xlink:type="simple" xlink:href="http://docs.jquery.com/Types#Boolean">Boolean</text:a>Makes the element require a decimal number with german format. </text:p>
        </text:list-item>
        <text:list-item>
          <text:p text:style-name="P13"><text:a xlink:type="simple" xlink:href="http://docs.jquery.com/Plugins/Validation/Methods/digits"><text:span text:style-name="T1">digits( )</text:span></text:a><text:span text:style-name="T1">Returns:</text:span> <text:a xlink:type="simple" xlink:href="http://docs.jquery.com/Types#Boolean">Boolean</text:a>Makes the element require digits only. </text:p>
        </text:list-item>
        <text:list-item>
          <text:p text:style-name="P13"><text:a xlink:type="simple" xlink:href="http://docs.jquery.com/Plugins/Validation/Methods/creditcard"><text:span text:style-name="T1">creditcard( )</text:span></text:a><text:span text:style-name="T1">Returns:</text:span> <text:a xlink:type="simple" xlink:href="http://docs.jquery.com/Types#Boolean">Boolean</text:a>Makes the element require a creditcard number. </text:p>
        </text:list-item>
        <text:list-item>
          <text:p text:style-name="P13"><text:a xlink:type="simple" xlink:href="http://docs.jquery.com/Plugins/Validation/Methods/accept#extension"><text:span text:style-name="T1">accept( extension )</text:span></text:a><text:span text:style-name="T1">Returns:</text:span> <text:a xlink:type="simple" xlink:href="http://docs.jquery.com/Types#Boolean">Boolean</text:a>Makes the element require a certain file extension. </text:p>
        </text:list-item>
        <text:list-item>
          <text:p text:style-name="P13"><text:a xlink:type="simple" xlink:href="http://docs.jquery.com/Plugins/Validation/Methods/equalTo#other"><text:span text:style-name="T1">equalTo( other )</text:span></text:a><text:span text:style-name="T1">Returns:</text:span><text:bookmark-start text:name="__DdeLink__5_2106377985"/> <text:a xlink:type="simple" xlink:href="http://docs.jquery.com/Types#Boolean">Boolean</text:a><text:bookmark-end text:name="__DdeLink__5_2106377985"/>Requires the element to be the same as another one</text:p>
        </text:list-item>
      </text:list>
      <text:h text:style-name="Heading_20_3" text:outline-level="3">範例</text:h>
      <text:p text:style-name="P1">其本用法(一) 在表單中加入驗證條件屬性</text:p>
      <text:p text:style-name="code">&lt;form name=”myform”&gt;</text:p>
      <text:p text:style-name="code"><text:tab/>&lt;label&gt;Customer name&lt;/label&gt;&lt;input name="customer_name" <text:bookmark-start text:name="__DdeLink__394_1077986295"/>class="<text:span text:style-name="T13">required</text:span>"<text:bookmark-end text:name="__DdeLink__394_1077986295"/>/&gt;</text:p>
      <text:p text:style-name="code"><text:soft-page-break/><text:tab/>&lt;label&gt;phone&lt;/label&gt;&lt;input name="phone" <text:span text:style-name="T13">minlength="8" maxlength="10"</text:span>/&gt;</text:p>
      <text:p text:style-name="code"><text:tab/>&lt;label&gt;address&lt;/label&gt;&lt;input name="address"/&gt;</text:p>
      <text:p text:style-name="code"><text:tab/>&lt;label&gt;eMail&lt;/label&gt;&lt;input name="email" class="<text:span text:style-name="T13">email</text:span>"/&gt;</text:p>
      <text:p text:style-name="code">&lt;/form&gt;</text:p>
      <text:p text:style-name="code">&lt;script&gt;</text:p>
      <text:p text:style-name="code"><text:tab/>$(document.myform).validate()</text:p>
      <text:p text:style-name="code">&lt;/script&gt;</text:p>
      <text:p text:style-name="Text_20_body"><text:span text:style-name="T17">其本用法(二) </text:span><text:span text:style-name="T18">Unobtrusive JavaScript</text:span></text:p>
      <text:p text:style-name="code">&lt;form name=”myform”&gt;</text:p>
      <text:p text:style-name="code"><text:tab/>&lt;label&gt;Customer name&lt;/label&gt;&lt;input name="<text:span text:style-name="T20">customer_name</text:span>"/&gt;</text:p>
      <text:p text:style-name="code"><text:tab/>&lt;label&gt;phone&lt;/label&gt;&lt;input name="<text:span text:style-name="T20">phone</text:span>"/&gt;</text:p>
      <text:p text:style-name="code"><text:tab/>&lt;label&gt;address&lt;/label&gt;&lt;input name="address"/&gt;</text:p>
      <text:p text:style-name="code"><text:tab/>&lt;label&gt;eMail&lt;/label&gt;&lt;input name="<text:span text:style-name="T20">email</text:span>"/&gt;</text:p>
      <text:p text:style-name="code">&lt;/form&gt;</text:p>
      <text:p text:style-name="code">&lt;script&gt;</text:p>
      <text:p text:style-name="code">$(document.myform).validate({</text:p>
      <text:p text:style-name="code"><text:tab/><text:span text:style-name="T7">rules:{</text:span></text:p>
      <text:p text:style-name="code"><text:tab/><text:tab/><text:span text:style-name="T20">customer_name</text:span>:{required:true},</text:p>
      <text:p text:style-name="code"><text:tab/><text:tab/><text:bookmark-start text:name="__DdeLink__399_1077986295"/><text:span text:style-name="T20">phone</text:span>:{maxlength:10, minlength:8},<text:bookmark-end text:name="__DdeLink__399_1077986295"/></text:p>
      <text:p text:style-name="code"><text:tab/><text:tab/><text:span text:style-name="T20">email</text:span>:{email:true}</text:p>
      <text:p text:style-name="code"><text:tab/><text:span text:style-name="T7">}</text:span></text:p>
      <text:p text:style-name="code">})</text:p>
      <text:p text:style-name="code">&lt;/script&gt;</text:p>
      <text:p text:style-name="Text_20_body">第二種方式可以提供更多的功能(額外訊息，更複雜的驗證方式)</text:p>
      <text:p text:style-name="code">$(document.myform).validate({</text:p>
      <text:p text:style-name="code"><text:tab/>rules:{</text:p>
      <text:p text:style-name="code"><text:tab/><text:tab/><text:span text:style-name="T20">customer_name</text:span>:{required:true},</text:p>
      <text:p text:style-name="code"><text:tab/><text:tab/><text:bookmark-start text:name="__DdeLink__399_10779862951"/><text:span text:style-name="T20">phone</text:span>:{<text:bookmark-start text:name="__DdeLink__406_1077986295"/>maxlength<text:bookmark-end text:name="__DdeLink__406_1077986295"/>:10, minlength:8},<text:bookmark-end text:name="__DdeLink__399_10779862951"/></text:p>
      <text:p text:style-name="code"><text:tab/><text:tab/><text:span text:style-name="T20">email</text:span>:{email:true}</text:p>
      <text:p text:style-name="code"><text:tab/>}，</text:p>
      <text:p text:style-name="code"><text:tab/>messages:{</text:p>
      <text:p text:style-name="code"><text:tab/><text:tab/><text:span text:style-name="T20">customer_name：</text:span>"<text:bookmark-start text:name="__DdeLink__408_1077986295"/>客戶名稱必填<text:bookmark-end text:name="__DdeLink__408_1077986295"/>"，</text:p>
      <text:p text:style-name="code"><text:tab/><text:tab/><text:span text:style-name="T20">phone：{</text:span><text:span text:style-name="T13">maxlength:</text:span>"<text:bookmark-start text:name="__DdeLink__412_1077986295"/>電話<text:bookmark-end text:name="__DdeLink__412_1077986295"/><text:bookmark-start text:name="__DdeLink__410_1077986295"/>長度不可大於 {0}<text:bookmark-end text:name="__DdeLink__410_1077986295"/><text:bookmark-start text:name="__DdeLink__415_1077986295"/>"<text:bookmark-end text:name="__DdeLink__415_1077986295"/>,<text:span text:style-name="T13"> minlength</text:span>:"電話長度不可小於 {0}"<text:span text:style-name="T20">}</text:span></text:p>
      <text:p text:style-name="code"><text:tab/>}</text:p>
      <text:p text:style-name="code"><text:soft-page-break/>})</text:p>
      <text:p text:style-name="Text_20_body">額外的檢核條件 <text:bookmark-start text:name="__DdeLink__430_1077986295"/>depends<text:bookmark-end text:name="__DdeLink__430_1077986295"/></text:p>
      <text:p text:style-name="Text_20_body">ex:僅有在 phone 未填時才做 email 必填檢核</text:p>
      <text:p text:style-name="code">$(document.myform).validate({</text:p>
      <text:p text:style-name="code"><text:tab/>rules:{</text:p>
      <text:p text:style-name="code"><text:tab/><text:tab/><text:span text:style-name="T20">email:{</text:span>required{<text:span text:style-name="T21">depends:function(element){return $('#phone:blank')}</text:span>}<text:span text:style-name="T20">}</text:span></text:p>
      <text:p text:style-name="code"><text:tab/>}</text:p>
      <text:p text:style-name="code">})</text:p>
      <text:p text:style-name="code"/>
      <text:p text:style-name="Text_20_body">新增驗證條件</text:p>
      <text:p text:style-name="code">$(document.myform.<text:span text:style-name="T20">address</text:span>).<text:span text:style-name="T21">rules</text:span>('<text:span text:style-name="T21">add</text:span>', '<text:span text:style-name="T15">required</text:span>') //or 同時新增檢核條件及錯誤訊息</text:p>
      <text:p text:style-name="code">$(document.myform.<text:span text:style-name="T20">address</text:span>).<text:span text:style-name="T21">rules</text:span>('<text:span text:style-name="T21">add</text:span>', {</text:p>
      <text:p text:style-name="code"><text:tab/><text:span text:style-name="T13">required</text:span>: <text:span text:style-name="T13">true</text:span>,</text:p>
      <text:p text:style-name="code"><text:tab/><text:span text:style-name="T21">messages</text:span>:{</text:p>
      <text:p text:style-name="code"><text:tab/><text:tab/><text:span text:style-name="T13">required</text:span>:'地址必填'</text:p>
      <text:p text:style-name="code"><text:tab/>}</text:p>
      <text:p text:style-name="code">})</text:p>
      <text:h text:style-name="Heading_20_3" text:outline-level="3">自定驗証方法</text:h>
      <text:list xml:id="list1147435702" text:continue-list="list1860459603" text:style-name="List_20_1">
        <text:list-item>
          <text:p text:style-name="Item">用來擴充原有的驗証方式</text:p>
        </text:list-item>
      </text:list>
      <text:p text:style-name="Text_20_body">ex 年紀限制在成年人(18)歲以上</text:p>
      <text:p text:style-name="P5">jQuery.validator.<text:span text:style-name="Strong_20_Emphasis"><text:span text:style-name="T19">addMethod</text:span></text:span>("<text:span text:style-name="T13">adult</text:span>", function(value, element, options) {</text:p>
      <text:p text:style-name="P5"><text:tab/>return value &gt; 18;</text:p>
      <text:p text:style-name="P5">}, "必須是成年人")</text:p>
      <text:p text:style-name="Text_20_body">callback 方法中的參數</text:p>
      <text:list xml:id="list34301354" text:style-name="L4">
        <text:list-item>
          <text:p text:style-name="P16"><text:span text:style-name="T4">value</text:span>:目前表單的元素值</text:p>
        </text:list-item>
        <text:list-item>
          <text:p text:style-name="P16"><text:span text:style-name="T4">element</text:span>：目前驗証表單的元素</text:p>
        </text:list-item>
        <text:list-item>
          <text:p text:style-name="P16"><text:span text:style-name="T5">options</text:span>：輸入的額外參數</text:p>
        </text:list-item>
      </text:list>
      <text:list xml:id="list794227501" text:continue-list="list1147435702" text:style-name="List_20_1">
        <text:list-item>
          <text:p text:style-name="Item">複合式驗<text:bookmark-start text:name="__DdeLink__1125_1077986295"/>証<text:bookmark-end text:name="__DdeLink__1125_1077986295"/>方法</text:p>
        </text:list-item>
      </text:list>
      <text:p text:style-name="Text_20_body">組合多成驗証方式成為新的驗証方法</text:p>
      <text:p text:style-name="Text_20_body">ex. 產生一個名為 <text:span text:style-name="T14">name</text:span> 的驗証方式</text:p>
      <text:p text:style-name="P5">jQuery.validator.<text:span text:style-name="Strong_20_Emphasis"><text:span text:style-name="T19">addClassRules</text:span></text:span>("<text:span text:style-name="T13">name</text:span>", {</text:p>
      <text:p text:style-name="P5"><text:tab/><text:span text:style-name="T13">required</text:span>: true,</text:p>
      <text:p text:style-name="P5"><text:tab/><text:span text:style-name="T13">minlength</text:span>: 2</text:p>
      <text:p text:style-name="P5">}</text:p>
      <text:h text:style-name="P20" text:outline-level="3"><text:soft-page-break/>擴充自定檢核的規則</text:h>
      <text:p text:style-name="Text_20_body"><text:span text:style-name="T10">如欲擴充 jQuery validate 的擴充方式必須在</text:span><text:span text:style-name="T8"> </text:span><text:span text:style-name="T14">additional-methods.cms.js</text:span><text:span text:style-name="T8"> </text:span><text:span text:style-name="T10">下撰寫</text:span></text:p>
      <text:p text:style-name="Text_20_body">已建的擴充檢核方法</text:p>
      <text:list xml:id="list727193600" text:style-name="L5">
        <text:list-item>
          <text:p text:style-name="P14"><text:span text:style-name="T4">atLeastOne()</text:span><text:bookmark-start text:name="__DdeLink__736_1760661613"/><text:span text:style-name="T8">Return: </text:span><text:a xlink:type="simple" xlink:href="http://docs.jquery.com/Types#Boolean"><text:span text:style-name="T4">Boolean</text:span></text:a><text:span text:style-name="T8"> </text:span><text:span text:style-name="T10">檢查在同一個群組中是否最少填寫一項輸入項用，大部份用於查詢表單。</text:span><text:bookmark-end text:name="__DdeLink__736_1760661613"/></text:p>
        </text:list-item>
        <text:list-item>
          <text:p text:style-name="P14"><text:span text:style-name="T4">ignoreGroup()</text:span><text:span text:style-name="T10"> </text:span><text:span text:style-name="T8">Return: </text:span><text:a xlink:type="simple" xlink:href="http://docs.jquery.com/Types#Boolean"><text:span text:style-name="T4">Boolean</text:span></text:a><text:span text:style-name="T8"> </text:span><text:span text:style-name="T10">乎略同群組檢查</text:span></text:p>
        </text:list-item>
        <text:list-item>
          <text:p text:style-name="P14"><text:span text:style-name="T4">likelength(length)</text:span><text:span text:style-name="T9"> </text:span><text:span text:style-name="T8">Return:</text:span><text:span text:style-name="T9"> </text:span><text:bookmark-start text:name="__DdeLink__730_1760661613"/><text:span text:style-name="T4">Boolean</text:span><text:bookmark-end text:name="__DdeLink__730_1760661613"/><text:span text:style-name="T9"> </text:span><text:span text:style-name="T10">檢查模糊查詢字串的長度</text:span></text:p>
        </text:list-item>
        <text:list-item>
          <text:p text:style-name="P14"><text:span text:style-name="T4">like()</text:span><text:span text:style-name="T8"> Return: </text:span><text:span text:style-name="T4">Boolean</text:span><text:span text:style-name="T8"> </text:span><text:span text:style-name="T10">模糊查詢字串長度為2，並顯示特定的錯誤訊息</text:span></text:p>
        </text:list-item>
        <text:list-item>
          <text:p text:style-name="P14"><text:span text:style-name="T4">startDate ()</text:span><text:span text:style-name="T9"> </text:span><text:span text:style-name="T8">Return:</text:span><text:span text:style-name="T9"> </text:span><text:span text:style-name="T4">Boolean</text:span><text:span text:style-name="T9"> </text:span><text:span text:style-name="T11">啟始</text:span><text:span text:style-name="T10">日期的限制</text:span></text:p>
        </text:list-item>
        <text:list-item>
          <text:p text:style-name="P14"><text:span text:style-name="T4">endDate ()</text:span><text:span text:style-name="T9"> </text:span><text:span text:style-name="T8">Return:</text:span><text:span text:style-name="T9"> </text:span><text:span text:style-name="T4">Boolean</text:span><text:span text:style-name="T9"> </text:span><text:span text:style-name="T11">結束</text:span><text:span text:style-name="T10">日期的限制</text:span></text:p>
        </text:list-item>
        <text:list-item>
          <text:p text:style-name="P14"><text:span text:style-name="T4">dateType ()</text:span> <text:span text:style-name="T8">Return</text:span><text:span text:style-name="T7">: </text:span><text:span text:style-name="T4">Boolean</text:span><text:span text:style-name="T7"> 日期時間格式限制 yyyy/MM/dd</text:span></text:p>
        </text:list-item>
        <text:list-item>
          <text:p text:style-name="P14"><text:span text:style-name="T4">maxDate (timeUnit:amount)</text:span><text:span text:style-name="T9"> </text:span><text:span text:style-name="T8">Return:</text:span><text:span text:style-name="T9"> </text:span><text:span text:style-name="T4">Boolean</text:span><text:span text:style-name="T9"> </text:span><text:span text:style-name="T10">檢查最大日期的限制</text:span></text:p>
          <text:p text:style-name="P11">ex. maxDate('weeks:3'), maxDate('months:2')</text:p>
        </text:list-item>
        <text:list-item>
          <text:p text:style-name="P14"><text:span text:style-name="T4">check_email()</text:span><text:span text:style-name="T10"> </text:span><text:bookmark-start text:name="__DdeLink__732_1760661613"/><text:span text:style-name="T8">Return</text:span><text:span text:style-name="T10">: </text:span><text:span text:style-name="T4">boolean</text:span><text:span text:style-name="T10"> 判斷 email 格式，可以筆以 ';' 區隔</text:span><text:bookmark-end text:name="__DdeLink__732_1760661613"/></text:p>
        </text:list-item>
        <text:list-item>
          <text:p text:style-name="P14"><text:bookmark-start text:name="__DdeLink__734_1760661613"/><text:span text:style-name="T4">fileName({prefix:'', agentId:'', ext:''})</text:span><text:span text:style-name="T10"> </text:span><text:span text:style-name="T8">Return</text:span><text:span text:style-name="T10">: </text:span><text:span text:style-name="T4">Boolean</text:span><text:span text:style-name="T10"> 可加入檔名前缀字修件，使用者帳號，副檔名用來判斷檔名條件。</text:span><text:bookmark-end text:name="__DdeLink__734_1760661613"/></text:p>
        </text:list-item>
        <text:list-item>
          <text:p text:style-name="P14"><text:span text:style-name="T4">fileNameResult({prefix:'', agentId:'',result:'', ext:''})</text:span><text:span text:style-name="T10"> </text:span><text:span text:style-name="T8">Return</text:span><text:span text:style-name="T10">: </text:span><text:span text:style-name="T4">Boolean</text:span><text:span text:style-name="T10"> 可加入檔名前缀字修件，使用者帳號，副檔名用來判斷結果檔名條件。</text:span></text:p>
        </text:list-item>
      </text:list>
      <text:h text:style-name="Heading_20_3" text:outline-level="3">使用自定檢核方法核範例</text:h>
      <text:p text:style-name="Text_20_body">使用方式如同內定的檢核方法可以寫在表單中或另以 javascript 來撰寫。</text:p>
      <text:list xml:id="list437334043" text:continue-list="list794227501" text:style-name="List_20_1">
        <text:list-item>
          <text:p text:style-name="Item">atLeastOne</text:p>
        </text:list-item>
      </text:list>
      <text:p text:style-name="code">&lt;form&gt;</text:p>
      <text:p text:style-name="code"><text:span text:style-name="T7"><text:tab/></text:span><text:span text:style-name="T3">&lt;input name="text1" class="g2"/&gt;</text:span></text:p>
      <text:p text:style-name="code"><text:span text:style-name="T7"><text:tab/></text:span><text:span text:style-name="T13">&lt;input name="text2" class="g1"/&gt;</text:span></text:p>
      <text:p text:style-name="code"><text:bookmark-start text:name="__DdeLink__518_1989097783"/><text:tab/><text:span text:style-name="T13">&lt;input name="text3" class="g1"/&gt;</text:span><text:bookmark-end text:name="__DdeLink__518_1989097783"/></text:p>
      <text:p text:style-name="code"><text:span text:style-name="T7"><text:tab/></text:span><text:span text:style-name="T3">&lt;input name="text4" class="g2"/&gt;</text:span></text:p>
      <text:p text:style-name="code">&lt;/form&gt;</text:p>
      <text:p text:style-name="code">&lt;script type="text/javascript"&gt;</text:p>
      <text:p text:style-name="code"><text:tab/>$(document.forms[0]).validate();</text:p>
      <text:p text:style-name="code"><text:tab/>$('.g1').rules('add',{'atLeastOne':'g1'})</text:p>
      <text:p text:style-name="code"><text:tab/>$('.g2').rules('add',{'atLeastOne':'g2'})</text:p>
      <text:p text:style-name="code">&lt;/script&gt;</text:p>
      <text:p text:style-name="code">//or</text:p>
      <text:p text:style-name="code">&lt;form&gt;</text:p>
      <text:p text:style-name="code"><text:span text:style-name="T7"><text:tab/></text:span><text:span text:style-name="T3">&lt;input name="text1" class="g2" atLeastOne="g2"/&gt;</text:span></text:p>
      <text:p text:style-name="code"><text:span text:style-name="T7"><text:tab/></text:span><text:span text:style-name="T13">&lt;input name="text2" class="g1" atLeastOne="g1"/&gt;</text:span></text:p>
      <text:p text:style-name="code"><text:bookmark-start text:name="__DdeLink__518_19890977831"/><text:soft-page-break/><text:tab/><text:span text:style-name="T13">&lt;input name="text3" class="g1"</text:span><text:bookmark-start text:name="__DdeLink__920_1047628986"/><text:span text:style-name="T13"> atLeastOne="g1"</text:span><text:bookmark-end text:name="__DdeLink__920_1047628986"/><text:span text:style-name="T13">/&gt;</text:span><text:bookmark-end text:name="__DdeLink__518_19890977831"/></text:p>
      <text:p text:style-name="code"><text:span text:style-name="T7"><text:tab/></text:span><text:span text:style-name="T3">&lt;input name="text4" class="g2" atLeastOne="g2"/&gt;</text:span></text:p>
      <text:p text:style-name="code">&lt;/form&gt;</text:p>
      <text:p text:style-name="code">&lt;script type="text/javascript"&gt;</text:p>
      <text:p text:style-name="code"><text:tab/>$(document.forms[0]).validate();</text:p>
      <text:p text:style-name="code">&lt;/script&gt;</text:p>
      <text:list xml:id="list524565194" text:continue-numbering="true" text:style-name="List_20_1">
        <text:list-item>
          <text:p text:style-name="Item">ignoreGroup</text:p>
        </text:list-item>
      </text:list>
      <text:p text:style-name="code">&lt;form&gt;</text:p>
      <text:p text:style-name="P2"><text:tab/>&lt;input name="text1" class="ignoreGroup"/&gt;</text:p>
      <text:p text:style-name="P2"><text:tab/>&lt;input name="text2"/&gt;</text:p>
      <text:p text:style-name="P2"><text:bookmark-start text:name="__DdeLink__518_198909778311"/><text:tab/>&lt;input name="text3"/&gt;<text:bookmark-end text:name="__DdeLink__518_198909778311"/></text:p>
      <text:p text:style-name="P2"><text:tab/>&lt;input name="text4"/&gt;</text:p>
      <text:p text:style-name="code">&lt;/form&gt;</text:p>
      <text:p text:style-name="code">&lt;script type="text/javascript"&gt;</text:p>
      <text:p text:style-name="code"><text:tab/>$('input').addClass('g1').attr('atLeastOne','g1').</text:p>
      <text:p text:style-name="code"><text:tab/>$(<text:bookmark-start text:name="__DdeLink__1967_1047628986"/>document.forms[0]<text:bookmark-end text:name="__DdeLink__1967_1047628986"/>).validate();</text:p>
      <text:p text:style-name="code">&lt;/script&gt;</text:p>
      <text:list xml:id="list694341046" text:continue-numbering="true" text:style-name="List_20_1">
        <text:list-item>
          <text:p text:style-name="Item">check_email</text:p>
        </text:list-item>
      </text:list>
      <text:p text:style-name="code"><text:bookmark-start text:name="__DdeLink__1951_1047628986"/>&lt;form&gt;</text:p>
      <text:p text:style-name="code"><text:tab/>&lt;input name ="t1" /&gt;</text:p>
      <text:p text:style-name="code">&lt;/form&gt;<text:bookmark-end text:name="__DdeLink__1951_1047628986"/></text:p>
      <text:p text:style-name="code">&lt;script&gt;</text:p>
      <text:p text:style-name="code"><text:bookmark-start text:name="__DdeLink__1953_1047628986"/>$(document.forms[0]).validate({</text:p>
      <text:p text:style-name="code"><text:tab/>rules : { t1 : <text:span text:style-name="T13">{ check_email : true}</text:span>}</text:p>
      <text:p text:style-name="code">});<text:bookmark-end text:name="__DdeLink__1953_1047628986"/></text:p>
      <text:p text:style-name="code">&lt;/ script&gt;</text:p>
      <text:list xml:id="list940403752" text:continue-numbering="true" text:style-name="List_20_1">
        <text:list-item>
          <text:p text:style-name="Item">fileName</text:p>
        </text:list-item>
      </text:list>
      <text:p text:style-name="code">&lt;form&gt;</text:p>
      <text:p text:style-name="code"><text:tab/>&lt;input name ="t1" type="file"/&gt;</text:p>
      <text:p text:style-name="code">&lt;/form&gt;</text:p>
      <text:p text:style-name="code">&lt;script&gt;</text:p>
      <text:p text:style-name="code">$(document.forms[0]).validate({</text:p>
      <text:p text:style-name="code"><text:tab/>rules : { t1 : <text:span text:style-name="T13">{ fileName : </text:span><text:span text:style-name="T3">{</text:span><text:span text:style-name="T4">prefix:'my_', agentId:'coco', ext:'txt'</text:span><text:span text:style-name="T3">}</text:span><text:span text:style-name="T13">}</text:span>}</text:p>
      <text:p text:style-name="code"><text:soft-page-break/>});</text:p>
      <text:p text:style-name="code">&lt;/script&gt;</text:p>
      <text:list xml:id="list1244459595" text:continue-numbering="true" text:style-name="List_20_1">
        <text:list-item>
          <text:p text:style-name="Item">fileNameResult</text:p>
        </text:list-item>
      </text:list>
      <text:p text:style-name="code">&lt;form&gt;</text:p>
      <text:p text:style-name="code"><text:tab/>&lt;input name ="t1" type="file"/&gt;</text:p>
      <text:p text:style-name="code">&lt;/form&gt;</text:p>
      <text:p text:style-name="code">&lt;script&gt;</text:p>
      <text:p text:style-name="code">$(document.forms[0]).validate({</text:p>
      <text:p text:style-name="code"><text:tab/>rules : { t1 : <text:span text:style-name="T13">{ fileNameResult : </text:span><text:span text:style-name="T3">{</text:span><text:span text:style-name="T4">prefix:'my_', agentId:'coco', result:'result', ext:'txt'</text:span><text:span text:style-name="T3">}</text:span><text:span text:style-name="T13">}</text:span>}</text:p>
      <text:p text:style-name="code">});</text:p>
      <text:p text:style-name="code">&lt;/script&gt;</text:p>
      <text:list xml:id="list1871200480" text:continue-numbering="true" text:style-name="List_20_1">
        <text:list-item>
          <text:p text:style-name="Item">dateType</text:p>
        </text:list-item>
      </text:list>
      <text:p text:style-name="code">&lt;form&gt;</text:p>
      <text:p text:style-name="code"><text:tab/>&lt;input name ="t1" <text:span text:style-name="T4">class="dateType"</text:span>/&gt;</text:p>
      <text:p text:style-name="code">&lt;/form&gt;</text:p>
      <text:p text:style-name="code">&lt;script&gt;$(document.forms[0]).validate()</text:p>
      <text:list xml:id="list1147471985" text:continue-numbering="true" text:style-name="List_20_1">
        <text:list-item>
          <text:p text:style-name="Item">startDate endDate</text:p>
        </text:list-item>
      </text:list>
      <text:p text:style-name="code">&lt;form&gt;</text:p>
      <text:p text:style-name="code"><text:tab/>&lt;input name ="t1" <text:span text:style-name="T4">class="dateType startDate"</text:span>/&gt;</text:p>
      <text:p text:style-name="code"><text:tab/>&lt;input name ="t2" <text:span text:style-name="T4">class="dateType endDate"</text:span>/&gt;</text:p>
      <text:p text:style-name="code">&lt;/form&gt;</text:p>
      <text:p text:style-name="code">&lt;script&gt;$(document.forms[0]).validate()</text:p>
      <text:list xml:id="list1029642423" text:continue-numbering="true" text:style-name="List_20_1">
        <text:list-item>
          <text:p text:style-name="Item">maxDate</text:p>
        </text:list-item>
      </text:list>
      <text:p text:style-name="code">&lt;form&gt;</text:p>
      <text:p text:style-name="code"><text:tab/>&lt;input name ="t1" <text:span text:style-name="T4">class="dateType startDate"</text:span>/&gt;</text:p>
      <text:p text:style-name="code"><text:tab/>&lt;input name ="t2" <text:span text:style-name="T4">class="dateType endDate" maxDate="months:1"</text:span>/&gt;</text:p>
      <text:p text:style-name="code">&lt;/form&gt;</text:p>
      <text:p text:style-name="code">&lt;script&gt;$(document.forms[0]).validate()</text:p>
      <text:h text:style-name="P20" text:outline-level="3">CMS自定驗証訊息檔案</text:h>
      <text:p text:style-name="Text_20_body"><text:span text:style-name="T10">自定驗証訊息檔案位置在 </text:span><text:span text:style-name="T14">jstool/apt/validate/message.jsp</text:span></text:p>
      <text:h text:style-name="P19" text:outline-level="3"><text:soft-page-break/><text:span text:style-name="T2">驗証順序</text:span></text:h>
      <text:p text:style-name="code"><text:span text:style-name="T7">驗証的順序會依照驗証規則填入的順序依順進行</text:span></text:p>
      <text:p text:style-name="code"><text:bookmark-start text:name="__DdeLink__1418_647754164"/><text:span text:style-name="T7">&lt;input name="data" class="</text:span><text:span text:style-name="T13">email url</text:span><text:span text:style-name="T7">"/&gt; // 先驗 email</text:span></text:p>
      <text:p text:style-name="code"><text:span text:style-name="T7">&lt;input name="data" class="</text:span><text:span text:style-name="T13">url email</text:span><text:span text:style-name="T7">"/&gt; // 先驗 url</text:span><text:bookmark-end text:name="__DdeLink__1418_647754164"/></text:p>
      <text:p text:style-name="Text_20_body"><text:span text:style-name="T7">如果有混合 class 及attribute 驗証規則，則 class 屬性優先</text:span></text:p>
      <text:p text:style-name="code"><text:span text:style-name="T7">&lt;input name="data" </text:span><text:span text:style-name="T13">maxlength="8"</text:span><text:span text:style-name="T7"> class="</text:span><text:span text:style-name="T13">email</text:span><text:span text:style-name="T7">"/&gt; // 先驗 email</text:span></text:p>
      <text:h text:style-name="P18" text:outline-level="2">jqGrid 模組</text:h>
      <text:p text:style-name="P10">Jquery Grid 模組主要用來呈現動態表單，可以做表單分頁，排序及指定欄位格式</text:p>
      <text:h text:style-name="P19" text:outline-level="3">範例</text:h>
      <text:list xml:id="list1731280079" text:continue-numbering="true" text:style-name="List_20_1">
        <text:list-item>
          <text:p text:style-name="P24">產生表單</text:p>
        </text:list-item>
      </text:list>
      <text:p text:style-name="P8">基本表單（一）透過 AJAX 方式動態載入 xml 產生 grid</text:p>
      <text:p text:style-name="P4"><text:bookmark-start text:name="__DdeLink__1357_2088108951"/>&lt;table id="myTable" /&gt;</text:p>
      <text:p text:style-name="P4">&lt;div id="pager"/&gt;</text:p>
      <text:p text:style-name="P2">&lt;script type="text/javascript"&gt;</text:p>
      <text:p text:style-name="P2"><text:tab/>$(function(){</text:p>
      <text:p text:style-name="P2"><text:tab/><text:tab/>$('myTable').jqGrid({</text:p>
      <text:p text:style-name="code"><text:span text:style-name="T7"><text:tab/><text:tab/><text:tab/>url:'</text:span><text:span text:style-name="T12">url</text:span><text:span text:style-name="T7">',</text:span></text:p>
      <text:p text:style-name="P2"><text:tab/><text:tab/><text:tab/>datatype: "xml",</text:p>
      <text:p text:style-name="P2"><text:tab/><text:tab/><text:tab/>colNames:['col1','col2', 'col3', 'col4','col5','col6','col7'],</text:p>
      <text:p text:style-name="P2"><text:tab/><text:tab/><text:tab/>colModel:[ {name:'name-1',index:'idx-1', width:75},</text:p>
      <text:p text:style-name="P2"><text:tab/><text:tab/><text:tab/><text:tab/>{name:'name-2',index:'idx-2', width:90},</text:p>
      <text:p text:style-name="P2"><text:tab/><text:tab/><text:tab/><text:tab/>{name:'name-3',index:'idx-3', width:100},</text:p>
      <text:p text:style-name="P2"><text:tab/><text:tab/><text:tab/><text:tab/>{name:'name-4',index:'idx-4', width:80, align:"right"},</text:p>
      <text:p text:style-name="P2"><text:tab/><text:tab/><text:tab/><text:tab/>{name:'name-5',index:'idx-5', width:80, align:"right"},</text:p>
      <text:p text:style-name="P2"><text:tab/><text:tab/><text:tab/><text:tab/>{name:'name-6',index:'idx-6', width:80,align:"right"},</text:p>
      <text:p text:style-name="P2"><text:tab/><text:tab/><text:tab/><text:tab/>{name:'name-7',index:'idx-7', width:150, sortable:false} ],</text:p>
      <text:p text:style-name="P2"><text:tab/><text:tab/><text:tab/>rowNum:10, autowidth: true, rowList:[10,20,30],</text:p>
      <text:p text:style-name="P2"><text:tab/><text:tab/><text:tab/>pager: '#pager', sortname: 'id', viewrecords: true, sortorder: "desc", caption:"XML Example"</text:p>
      <text:p text:style-name="P2"><text:tab/><text:tab/>})</text:p>
      <text:p text:style-name="P2"><text:tab/>})</text:p>
      <text:p text:style-name="P2">&lt;/script&gt;<text:bookmark-end text:name="__DdeLink__1357_2088108951"/></text:p>
      <text:p text:style-name="Text_20_body"><text:span text:style-name="T7">html 中要有 </text:span><text:span text:style-name="T6">table</text:span><text:span text:style-name="T7"> 元素，才能呈現 grid。如要呈現分頁功能列則需另加上 </text:span><text:span text:style-name="T3">div</text:span><text:span text:style-name="T7"> 元素。</text:span></text:p>
      <text:p text:style-name="Text_20_body"><text:soft-page-break/><text:span text:style-name="T7">jqGrid動態表單可接的資料格式為 </text:span><text:span text:style-name="T3">XML, Json</text:span></text:p>
      <text:list xml:id="list852818074" text:continue-numbering="true" text:style-name="List_20_1">
        <text:list-item>
          <text:p text:style-name="P24">一次載入表單</text:p>
        </text:list-item>
      </text:list>
      <text:p text:style-name="P2">&lt;table id="myTable" /&gt;</text:p>
      <text:p text:style-name="P2">&lt;div id="pager"/&gt;</text:p>
      <text:p text:style-name="P2">&lt;script type="text/javascript"&gt;</text:p>
      <text:p text:style-name="P2"><text:tab/>$(function(){</text:p>
      <text:p text:style-name="P2"><text:tab/><text:tab/>$('myTable').jqGrid({</text:p>
      <text:p text:style-name="code"><text:span text:style-name="T7"><text:tab/><text:tab/><text:tab/>url:'</text:span><text:span text:style-name="T12">url</text:span><text:span text:style-name="T7">',</text:span></text:p>
      <text:p text:style-name="P2"><text:tab/><text:tab/><text:tab/>datatype: "xml",</text:p>
      <text:p text:style-name="P2"><text:tab/><text:tab/><text:tab/>colNames:['col1','col2', 'col3', 'col4','col5','col6','col7'],</text:p>
      <text:p text:style-name="P2"><text:tab/><text:tab/><text:tab/>colModel:[ {name:'name-1',index:'idx-1', width:75},</text:p>
      <text:p text:style-name="P2"><text:tab/><text:tab/><text:tab/><text:tab/>{name:'name-2',index:'idx-2', width:90},</text:p>
      <text:p text:style-name="P2"><text:tab/><text:tab/><text:tab/><text:tab/>{name:'name-3',index:'idx-3', width:100},</text:p>
      <text:p text:style-name="P2"><text:tab/><text:tab/><text:tab/><text:tab/>{name:'name-4',index:'idx-4', width:80, align:"right"},</text:p>
      <text:p text:style-name="P2"><text:tab/><text:tab/><text:tab/><text:tab/>{name:'name-5',index:'idx-5', width:80, align:"right"},</text:p>
      <text:p text:style-name="P2"><text:tab/><text:tab/><text:tab/><text:tab/>{name:'name-6',index:'idx-6', width:80,align:"right"},</text:p>
      <text:p text:style-name="P2"><text:tab/><text:tab/><text:tab/><text:tab/>{name:'name-7',index:'idx-7', width:150, sortable:false} ],</text:p>
      <text:p text:style-name="P2"><text:tab/><text:tab/><text:tab/>rowNum:10, autowidth: true, rowList:[10,20,30],</text:p>
      <text:p text:style-name="code"><text:span text:style-name="T7"><text:tab/><text:tab/><text:tab/>pager: '#pager', </text:span><text:span text:style-name="T13">loadonce: true</text:span><text:span text:style-name="T7">, sortname: 'id', viewrecords: true, sortorder: "desc", caption:"XML Example"</text:span></text:p>
      <text:p text:style-name="P2"><text:tab/><text:tab/>})</text:p>
      <text:p text:style-name="P2"><text:tab/>})</text:p>
      <text:p text:style-name="P2">&lt;/script&gt;</text:p>
      <text:p text:style-name="Text_20_body">由後端 server 一次將全部送至前端，由前端控制分頁排序等功能選項。</text:p>
      <text:list xml:id="list1690309100" text:continue-numbering="true" text:style-name="List_20_1">
        <text:list-item>
          <text:p text:style-name="Item">grid 選項說明</text:p>
        </text:list-item>
      </text:list>
      <text:h text:style-name="Heading_20_1" text:outline-level="1">Widget 元件</text:h>
      <text:h text:style-name="Heading_20_2" text:outline-level="2">目錄位置</text:h>
      <text:p text:style-name="Text_20_body"><text:s/>Widget 的目錄位置依名稱規則的方式存放。存放位置 apt/ui。</text:p>
      <text:h text:style-name="Heading_20_2" text:outline-level="2">Widget</text:h>
      <text:p text:style-name="Text_20_body">分析目前 CMS 系統的 UI 介面，提出共用性元件，封裝成為可重用的模組，並提供一致的操作行為。</text:p>
      <text:h text:style-name="Heading_20_3" text:outline-level="3">SearForm</text:h>
      <text:p text:style-name="Text_20_body">說明：一般常用的查詢表單，可提供客製化的表單輸入欄位，及檢核條件。</text:p>
      <text:p text:style-name="Text_20_body">功能說明：</text:p>
      <text:list xml:id="list453170593" text:style-name="L6">
        <text:list-item>
          <text:p text:style-name="P15">按下<text:span text:style-name="T16">查詢</text:span>鈕後，會將查詢條件帶向查詢目地，並可依表單上的方法指定傳送的方式(POST、GET)。 </text:p>
        </text:list-item>
        <text:list-item>
          <text:p text:style-name="P15">表單資料送往目地前會先依 validate 的限制條件查核資料,完全符合表單資料會以 AJAX 的方式進行傳輸。</text:p>
        </text:list-item>
        <text:list-item>
          <text:p text:style-name="P15">若查核失敗，會將錯誤訊息更新在詢訊欄上，錯誤的欄位值也會以紅色背景呈現，若已有前次查詢<text:span text:style-name="T16">結果表格</text:span>(grid)，該表格則會被清除，以免誤導使用者。</text:p>
        </text:list-item>
        <text:list-item>
          <text:p text:style-name="P15">當查詢成功後會產生<text:span text:style-name="T16">結果表格</text:span>(grid)，若表格已存在則更新內容，並顯示查詢訊息(成功或查無資料)。</text:p>
        </text:list-item>
        <text:list-item>
          <text:p text:style-name="P15">若符合資料的查詢筆數為0，畫面上僅會程現查無資料的訊息，<text:span text:style-name="T16">結果表格</text:span>(grid)並不會呈現在畫面上。</text:p>
        </text:list-item>
        <text:list-item>
          <text:p text:style-name="P15">若按下<text:span text:style-name="T16">清除</text:span>鈕後，僅會清除由使用者輸入的表單欄位值，非使用者輸入的資料如 hidden 欄位，內容並不會被清除。</text:p>
        </text:list-item>
        <text:list-item>
          <text:p text:style-name="P15">若使用者按下<text:span text:style-name="T16">清除查詢結果</text:span>鈕時，會清除畫面上<text:span text:style-name="T16">結果表格</text:span>(grid)</text:p>
        </text:list-item>
      </text:list>
      <text:h text:style-name="Heading_20_3" text:outline-level="3">MasterDetailFor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OpenSymbol1" svg:font-family="OpenSymbol"/>
    <style:font-face style:name="Monaco1" svg:font-family="Monaco" style:font-family-generic="modern" style:font-pitch="fixed"/>
    <style:font-face style:name="OpenSymbol" svg:font-family="OpenSymbol" style:font-pitch="variable"/>
    <style:font-face style:name="Monaco" svg:font-family="Monaco" style:font-adornments="Regular" style:font-family-generic="moder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mm" fo:margin-right="0mm" fo:margin-top="0mm" fo:margin-bottom="0mm" fo:text-indent="7.41mm" style:auto-text-indent="false" style:page-number="auto" fo:break-before="page" fo:background-color="transparent" fo:padding="0.51mm" fo:border-left="none" fo:border-right="none" fo:border-top="none" fo:border-bottom="0.06pt solid #000000" style:shadow="none">
        <style:tab-stops/>
        <style:background-image/>
      </style:paragraph-properties>
      <style:text-properties fo:font-size="120%" fo:font-weight="bold" style:font-size-asian="120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90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8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9.98mm" fo:margin-right="0mm" fo:margin-top="0mm" fo:margin-bottom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de" style:family="paragraph" style:parent-style-name="Text_20_body" style:class="text" style:master-page-name="">
      <style:paragraph-properties fo:margin="100%" fo:margin-left="2.52mm" fo:margin-right="0mm" fo:margin-top="1.01mm" fo:margin-bottom="1.01mm" fo:text-indent="1.99mm" style:auto-text-indent="false" style:page-number="auto" fo:background-color="#e6e6e6" style:shadow="none">
        <style:background-image/>
      </style:paragraph-properties>
      <style:text-properties style:font-name="Monaco" fo:font-size="10.5pt" style:font-name-asian="Monaco" style:font-size-asian="10.5pt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Monaco1" fo:font-size="10pt" style:font-name-asian="Monaco1" style:font-size-asian="10pt" style:font-name-complex="Monaco1" style:font-size-complex="10pt"/>
    </style:style>
    <style:style style:name="Item" style:family="paragraph" style:parent-style-name="Heading_20_4" style:next-style-name="Text_20_body" style:default-outline-level="" style:list-style-name="List_20_1" style:class="text">
      <style:paragraph-properties fo:background-color="transparent" style:shadow="none">
        <style:tab-stops/>
        <style:background-image/>
      </style:paragraph-properties>
      <style:text-properties fo:font-style="normal" fo:font-weight="normal" style:font-style-asian="normal" style:font-weight-asian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3z0" style:family="text">
      <style:text-properties fo:font-size="12pt" style:font-size-asian="12pt"/>
    </style:style>
    <style:style style:name="WW8Num13z1" style:family="text">
      <style:text-properties style:font-name="OpenSymbol" style:font-name-complex="OpenSymbol"/>
    </style:style>
    <style:style style:name="WW8Num18z0" style:family="text">
      <style:text-properties style:font-name="Wingdings 2" style:font-name-complex="OpenSymbol"/>
    </style:style>
    <style:style style:name="WW8Num18z1" style:family="text">
      <style:text-properties style:font-name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1"/>
      </text:list-level-style-bullet>
    </text:list-style>
    <text:list-style style:name="WW8Num13">
      <text:list-level-style-bullet text:level="1" text:style-name="WW8Num13z0" style:num-suffix="." text:bullet-char="">
        <style:list-level-properties text:list-level-position-and-space-mode="label-alignment">
          <style:list-level-label-alignment text:label-followed-by="listtab" text:list-tab-stop-position="21.2mm" fo:text-indent="-6.35mm" fo:margin-left="21.2mm"/>
        </style:list-level-properties>
        <style:text-properties style:font-name="Wingdings 2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27.55mm" fo:text-indent="-6.35mm" fo:margin-left="27.55m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33.9mm" fo:text-indent="-6.35mm" fo:margin-left="33.9mm"/>
        </style:list-level-properties>
        <style:text-properties style:font-name="OpenSymbol"/>
      </text:list-level-style-bullet>
      <text:list-level-style-bullet text:level="4" text:style-name="WW8Num13z0" style:num-suffix="." text:bullet-char="">
        <style:list-level-properties text:list-level-position-and-space-mode="label-alignment">
          <style:list-level-label-alignment text:label-followed-by="listtab" text:list-tab-stop-position="40.25mm" fo:text-indent="-6.35mm" fo:margin-left="40.25mm"/>
        </style:list-level-properties>
        <style:text-properties style:font-name="Wingdings 2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46.6mm" fo:text-indent="-6.35mm" fo:margin-left="46.6m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52.95mm" fo:text-indent="-6.35mm" fo:margin-left="52.95mm"/>
        </style:list-level-properties>
        <style:text-properties style:font-name="OpenSymbol"/>
      </text:list-level-style-bullet>
      <text:list-level-style-bullet text:level="7" text:style-name="WW8Num13z0" style:num-suffix="." text:bullet-char="">
        <style:list-level-properties text:list-level-position-and-space-mode="label-alignment">
          <style:list-level-label-alignment text:label-followed-by="listtab" text:list-tab-stop-position="59.3mm" fo:text-indent="-6.35mm" fo:margin-left="59.3mm"/>
        </style:list-level-properties>
        <style:text-properties style:font-name="Wingdings 2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65.65mm" fo:text-indent="-6.35mm" fo:margin-left="65.65m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72mm" fo:text-indent="-6.35mm" fo:margin-left="72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8">
      <text:list-level-style-bullet text:level="1" text:style-name="WW8Num18z0" style:num-suffix="." text:bullet-char="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 2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WW8Num18z0" style:num-suffix="." text:bullet-char="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Wingdings 2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WW8Num18z0" style:num-suffix="." text:bullet-char="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 2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10mm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</meta:initial-creator>
    <meta:creation-date>2011-10-11T17:06:20</meta:creation-date>
    <dc:date>2012-07-06T09:18:25</dc:date>
    <dc:creator>Steven Tzeng</dc:creator>
    <meta:editing-duration>PT15H58S</meta:editing-duration>
    <meta:editing-cycles>39</meta:editing-cycles>
    <meta:generator>LibreOffice/3.5$Linux_X86_64 LibreOffice_project/350m1$Build-2</meta:generator>
    <meta:document-statistic meta:table-count="0" meta:image-count="0" meta:object-count="0" meta:page-count="13" meta:paragraph-count="335" meta:word-count="1645" meta:character-count="9601" meta:non-whitespace-character-count="9249"/>
  </office:meta>
</office:document-meta>
</file>